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bottom="0.0972in" fo:line-height="120%"/>
      <style:text-properties style:font-name="Times" fo:font-size="12.0pt"/>
    </style:style>
    <style:style style:name="P2" style:family="paragraph" style:parent-style-name="Standard">
      <style:text-properties style:font-name="Times" fo:font-size="12.0pt"/>
    </style:style>
    <style:style style:name="P3" style:family="paragraph" style:parent-style-name="Standard">
      <style:text-properties style:font-name="Arial" fo:font-size="11.0pt" fo:color="#000000"/>
    </style:style>
    <style:style style:name="P4" style:family="paragraph" style:parent-style-name="Standard">
      <style:paragraph-properties>
        <style:tab-stops>
          <style:tab-stop style:position="0.3889in"/>
          <style:tab-stop style:position="0.7778in"/>
          <style:tab-stop style:position="1.1667in"/>
          <style:tab-stop style:position="1.5556in"/>
          <style:tab-stop style:position="1.9444in"/>
          <style:tab-stop style:position="2.3333in"/>
          <style:tab-stop style:position="2.7222in"/>
          <style:tab-stop style:position="3.1111in"/>
          <style:tab-stop style:position="3.5000in"/>
          <style:tab-stop style:position="3.8889in"/>
          <style:tab-stop style:position="4.2778in"/>
          <style:tab-stop style:position="4.6667in"/>
        </style:tab-stops>
      </style:paragraph-properties>
      <style:text-properties style:font-name="Times" fo:font-size="12.0pt"/>
    </style:style>
    <style:style style:name="T1" style:family="text">
      <style:text-properties fo:letter-spacing="0.0000in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10-28:14:49:39</text:p>
      <table:table table:name="Table1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Test Name</text:p>
          </table:table-cell>
          <table:table-cell table:style-name="TableCell1">
            <text:p text:style-name="P2">What's being tested</text:p>
          </table:table-cell>
          <table:table-cell table:style-name="TableCell1">
            <text:p text:style-name="P2">Nature of Failure</text:p>
          </table:table-cell>
          <table:table-cell table:style-name="TableCell1">
            <text:p text:style-name="P2">Error in Code</text:p>
          </table:table-cell>
          <table:table-cell table:style-name="TableCell1">
            <text:p text:style-name="P2">Solution</text:p>
          </table:table-cell>
        </table:table-row>
        <table:table-row>
          <table:table-cell table:style-name="TableCell1">
            <text:p text:style-name="P2">test general_no_login.txt</text:p>
          </table:table-cell>
          <table:table-cell table:style-name="TableCell1">
            <text:p text:style-name="P2"/>
          </table:table-cell>
          <table:table-cell table:style-name="TableCell1">
            <text:p text:style-name="P2">Diff in single quotes</text:p>
            <text:p text:style-name="P2"/>
            <text:p text:style-name="P2">1,7c1,7</text:p>
            <text:p text:style-name="P2">&lt; Enter 'login' to begin:</text:p>
            <text:p text:style-name="P2">&lt; Enter 'login' to begin:</text:p>
            <text:p text:style-name="P2">&lt; Enter 'login' to begin:</text:p>
            <text:p text:style-name="P2">&lt; Enter 'login' to begin:</text:p>
            <text:p text:style-name="P2">&lt; Enter 'login' to begin:</text:p>
            <text:p text:style-name="P2">&lt; Enter 'login' to begin:</text:p>
            <text:p text:style-name="P2">&lt; Enter 'login' to begin:</text:p>
            <text:p text:style-name="P2">---</text:p>
            <text:p text:style-name="P2">&gt; Enter ‘login’ to begin:</text:p>
            <text:p text:style-name="P2">&gt; Enter ‘login’ to begin:</text:p>
            <text:p text:style-name="P2">&gt; Enter ‘login’ to begin:</text:p>
            <text:p text:style-name="P2">&gt; Enter ‘login’ to begin:</text:p>
            <text:p text:style-name="P2">&gt; Enter ‘login’ to begin:</text:p>
            <text:p text:style-name="P2">&gt; Enter ‘login’ to begin:</text:p>
            <text:p text:style-name="P2">&gt; Enter ‘login’ to begin:</text:p>
          </table:table-cell>
          <table:table-cell table:style-name="TableCell1">
            <text:p text:style-name="P2">Different quotes are used</text:p>
          </table:table-cell>
          <table:table-cell table:style-name="TableCell1">
            <text:p text:style-name="P2">Change expected prompt files</text:p>
          </table:table-cell>
        </table:table-row>
        <table:table-row>
          <table:table-cell table:style-name="TableCell1">
            <text:p text:style-name="P2">test r_cr.txt</text:p>
          </table:table-cell>
          <table:table-cell table:style-name="TableCell1">
            <text:p text:style-name="P2"/>
          </table:table-cell>
          <table:table-cell table:style-name="TableCell1">
            <text:p text:style-name="P2">Missing period</text:p>
            <text:p text:style-name="P2"/>
            <text:p text:style-name="P2">4c4</text:p>
            <text:p text:style-name="P2">&lt; Error: You do not have permission to do that.</text:p>
            <text:p text:style-name="P2">---</text:p>
            <text:p text:style-name="P2">&gt; Error: You do not have permission to do that</text:p>
          </table:table-cell>
          <table:table-cell table:style-name="TableCell1">
            <text:p text:style-name="P2"/>
          </table:table-cell>
          <table:table-cell table:style-name="TableCell1">
            <text:p text:style-name="P2">Change expected file, add period</text:p>
          </table:table-cell>
        </table:table-row>
        <table:table-row>
          <table:table-cell table:style-name="TableCell1">
            <text:p text:style-name="P2">a_cr_num_neg.txt</text:p>
          </table:table-cell>
          <table:table-cell table:style-name="TableCell1">
            <text:p text:style-name="P2"/>
          </table:table-cell>
          <table:table-cell table:style-name="TableCell1">
            <text:p text:style-name="P2">Diff error message:</text:p>
            <text:p text:style-name="P2">5c5</text:p>
            <text:p text:style-name="P2">&lt; Error: Account number must be greater than 0.</text:p>
            <text:p text:style-name="P2">---</text:p>
            <text:p text:style-name="P2">&gt; Error: Account numbers must be 1-6 digits.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a_cr_nam_big.txt</text:p>
          </table:table-cell>
          <table:table-cell table:style-name="TableCell1">
            <text:p text:style-name="P2"/>
          </table:table-cell>
          <table:table-cell table:style-name="TableCell1">
            <text:p text:style-name="P2">6d5</text:p>
            <text:p text:style-name="P2">&lt; Error: Account names must be 1-15 characters.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a_cr_dep.txt</text:p>
          </table:table-cell>
          <table:table-cell table:style-name="TableCell1">
            <text:p text:style-name="P2"/>
          </table:table-cell>
          <table:table-cell table:style-name="TableCell1">
            <text:p text:style-name="P2">8,9d7</text:p>
            <text:p text:style-name="P2">&lt; Error: Account does not exist.</text:p>
            <text:p text:style-name="P2">&lt; Enter a valid command: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a_cr_wtd.txt</text:p>
          </table:table-cell>
          <table:table-cell table:style-name="TableCell1">
            <text:p text:style-name="P2"/>
          </table:table-cell>
          <table:table-cell table:style-name="TableCell1">
            <text:p text:style-name="P2">8d7</text:p>
            <text:p text:style-name="P2">&lt; Error: Account does not exist.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a_dl_num_zer.txt</text:p>
          </table:table-cell>
          <table:table-cell table:style-name="TableCell1">
            <text:p text:style-name="P2"/>
          </table:table-cell>
          <table:table-cell table:style-name="TableCell1">
            <text:p text:style-name="P2">5c5</text:p>
            <text:p text:style-name="P2">&lt; Error: Account number must be greater than 0.</text:p>
            <text:p text:style-name="P2">---</text:p>
            <text:p text:style-name="P2">&gt; Error: Account does not exist.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a_dl_dep.txt</text:p>
          </table:table-cell>
          <table:table-cell table:style-name="TableCell1">
            <text:p text:style-name="P2"/>
          </table:table-cell>
          <table:table-cell table:style-name="TableCell1">
            <text:p text:style-name="P2">10d9</text:p>
            <text:p text:style-name="P2">&lt; Enter a valid command: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r_dp_cor.txt</text:p>
          </table:table-cell>
          <table:table-cell table:style-name="TableCell1">
            <text:p text:style-name="P2"/>
          </table:table-cell>
          <table:table-cell table:style-name="TableCell1">
            <text:p text:style-name="P2">1,2c1</text:p>
            <text:p text:style-name="P2">&lt; 01 000001 000000 00100000 <text:s text:c="15"/></text:p>
            <text:p text:style-name="P2">&lt; 00 000000 000000 00000000 <text:s text:c="15"/></text:p>
            <text:p text:style-name="P2">\ No newline at end of file</text:p>
            <text:p text:style-name="P2">---</text:p>
            <text:p text:style-name="P2">&gt; 01_000001_000001_00100000_ <text:s text:c="3"/>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r_dp_cor.txt</text:p>
          </table:table-cell>
          <table:table-cell table:style-name="TableCell1">
            <text:p text:style-name="P2"/>
          </table:table-cell>
          <table:table-cell table:style-name="TableCell1">
            <text:p text:style-name="P2">5,6c5</text:p>
            <text:p text:style-name="P2">&lt; Enter deposit amount:</text:p>
            <text:p text:style-name="P2">&lt; Deposit Successful</text:p>
            <text:p text:style-name="P2">---</text:p>
            <text:p text:style-name="P2">&gt; Enter an amount to be deposited:</text:p>
            <text:p text:style-name="P2">running test r_dp_oos.txt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r_dp_zer.txt</text:p>
          </table:table-cell>
          <table:table-cell table:style-name="TableCell1">
            <text:p text:style-name="P2"/>
          </table:table-cell>
          <table:table-cell table:style-name="TableCell1">
            <text:p text:style-name="P2">1d0</text:p>
            <text:p text:style-name="P2">&lt; 01 000001 000000 00000000 <text:s text:c="3"/>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r_dp_zer.txt</text:p>
          </table:table-cell>
          <table:table-cell table:style-name="TableCell1">
            <text:p text:style-name="P2"/>
          </table:table-cell>
          <table:table-cell table:style-name="TableCell1">
            <text:p text:style-name="P2">5,6c5,6</text:p>
            <text:p text:style-name="P2">&lt; Enter deposit amount:</text:p>
            <text:p text:style-name="P2">&lt; Deposit Successful</text:p>
            <text:p text:style-name="P2">---</text:p>
            <text:p text:style-name="P2">&gt; Enter an amount to be deposited:</text:p>
            <text:p text:style-name="P2">&gt; Error: Amount must be greater than 0.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r_dp_neg.txt</text:p>
          </table:table-cell>
          <table:table-cell table:style-name="TableCell1">
            <text:p text:style-name="P2"/>
          </table:table-cell>
          <table:table-cell table:style-name="TableCell1">
            <text:p text:style-name="P2">5,6c5,6</text:p>
            <text:p text:style-name="P2">&lt; Enter deposit amount:</text:p>
            <text:p text:style-name="P2">&lt; Error: Amount must be entered in cents and greater than 0.</text:p>
            <text:p text:style-name="P2">---</text:p>
            <text:p text:style-name="P2">&gt; Enter an amount to be deposited:</text:p>
            <text:p text:style-name="P2">&gt; Error: Amount must be greater than 0.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r_dp_out.txt</text:p>
          </table:table-cell>
          <table:table-cell table:style-name="TableCell1">
            <text:p text:style-name="P2"/>
          </table:table-cell>
          <table:table-cell table:style-name="TableCell1">
            <text:p text:style-name="P2">5d4</text:p>
            <text:p text:style-name="P2">&lt; Error: Account numbers must be 1-6 digits.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a_dp_num_neg.txt</text:p>
          </table:table-cell>
          <table:table-cell table:style-name="TableCell1">
            <text:p text:style-name="P2"/>
          </table:table-cell>
          <table:table-cell table:style-name="TableCell1">
            <text:p text:style-name="P2">5c5</text:p>
            <text:p text:style-name="P2">&lt; Error: Account number must be greater than 0.</text:p>
            <text:p text:style-name="P2">---</text:p>
            <text:p text:style-name="P2">&gt; Error: Account numbers must be 1-6 digits.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a_dp_num_zer.txt</text:p>
          </table:table-cell>
          <table:table-cell table:style-name="TableCell1">
            <text:p text:style-name="P2"/>
          </table:table-cell>
          <table:table-cell table:style-name="TableCell1">
            <text:p text:style-name="P2">5c5</text:p>
            <text:p text:style-name="P2">&lt; Error: Account number must be greater than 0.</text:p>
            <text:p text:style-name="P2">---</text:p>
            <text:p text:style-name="P2">&gt; Error: Account does not exist.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r_wd_zer.txt</text:p>
          </table:table-cell>
          <table:table-cell table:style-name="TableCell1">
            <text:p text:style-name="P3"><text:span text:style-name="T1">Test a redundant withdrawal</text:span></text:p>
          </table:table-cell>
          <table:table-cell table:style-name="TableCell1">
            <text:p text:style-name="P2">6c6</text:p>
            <text:p text:style-name="P2">&lt; Withdraw Successful</text:p>
            <text:p text:style-name="P2">---</text:p>
            <text:p text:style-name="P2">&gt; Error: Amount must be greater than 0.</text:p>
          </table:table-cell>
          <table:table-cell table:style-name="TableCell1">
            <text:p text:style-name="P2">Checks if val &lt;0, meaning 0 is acceptable</text:p>
          </table:table-cell>
          <table:table-cell table:style-name="TableCell1">
            <text:p text:style-name="P2">Change code (line 140):</text:p>
            <text:p text:style-name="P2">“if int val &lt; 0” changed to “if int val &lt; 1</text:p>
          </table:table-cell>
        </table:table-row>
        <table:table-row>
          <table:table-cell table:style-name="TableCell1">
            <text:p text:style-name="P2">r_wd_out.txt</text:p>
          </table:table-cell>
          <table:table-cell table:style-name="TableCell1">
            <text:p text:style-name="P3"><text:span text:style-name="T1">Test if we try to withdrawal and then logout immediately</text:span></text:p>
          </table:table-cell>
          <table:table-cell table:style-name="TableCell1">
            <text:p text:style-name="P2">5d4</text:p>
            <text:p text:style-name="P2">&lt; Error: Account numbers must be 1-6 digits.</text:p>
          </table:table-cell>
          <table:table-cell table:style-name="TableCell1">
            <text:p text:style-name="P2">Expected Output missing error message</text:p>
          </table:table-cell>
          <table:table-cell table:style-name="TableCell1">
            <text:p text:style-name="P2">Updated file</text:p>
          </table:table-cell>
        </table:table-row>
        <table:table-row>
          <table:table-cell table:style-name="TableCell1">
            <text:p text:style-name="P2"><text:s/>r_wd_ovr.txt</text:p>
          </table:table-cell>
          <table:table-cell table:style-name="TableCell1">
            <text:p text:style-name="P3">Testing the withdraw command, to test the $1000 limit in one day.</text:p>
          </table:table-cell>
          <table:table-cell table:style-name="TableCell1">
            <text:p text:style-name="P2">&lt; Enter withdraw amount:</text:p>
            <text:p text:style-name="P2">&lt; Withdraw Successful</text:p>
            <text:p text:style-name="P2">---</text:p>
            <text:p text:style-name="P2">&gt; Enter an amount to be deposited:</text:p>
          </table:table-cell>
          <table:table-cell table:style-name="TableCell1">
            <text:p text:style-name="P2">Expected Output has wrong prompt. </text:p>
          </table:table-cell>
          <table:table-cell table:style-name="TableCell1">
            <text:p text:style-name="P2">“Withdraw Successful” removed from code. Output file updated</text:p>
          </table:table-cell>
        </table:table-row>
        <table:table-row>
          <table:table-cell table:style-name="TableCell1">
            <text:p text:style-name="P2">a_wd_xct.txt</text:p>
          </table:table-cell>
          <table:table-cell table:style-name="TableCell1">
            <text:p text:style-name="P3"><text:span text:style-name="T1">Check that logout updates transaction summary file</text:span></text:p>
          </table:table-cell>
          <table:table-cell table:style-name="TableCell1">
            <text:p text:style-name="P2">1c1</text:p>
            <text:p text:style-name="P2">&lt; 02 000000 123456 99999999 <text:s text:c="15"/></text:p>
            <text:p text:style-name="P2">---</text:p>
            <text:p text:style-name="P2">&gt; 02 123456 000000 99999999 </text:p>
          </table:table-cell>
          <table:table-cell table:style-name="TableCell1">
            <text:p text:style-name="P2">Expected Outputs for agent had accounts in wrong order</text:p>
          </table:table-cell>
          <table:table-cell table:style-name="TableCell1">
            <text:p text:style-name="P2">Updated files</text:p>
          </table:table-cell>
        </table:table-row>
        <table:table-row>
          <table:table-cell table:style-name="TableCell1">
            <text:p text:style-name="P2">a_wd_num_neg.txt</text:p>
          </table:table-cell>
          <table:table-cell table:style-name="TableCell1">
            <text:p text:style-name="P3"><text:span text:style-name="T1">Reject account number that is not an int</text:span></text:p>
          </table:table-cell>
          <table:table-cell table:style-name="TableCell1">
            <text:p text:style-name="P2">c5</text:p>
            <text:p text:style-name="P2">&lt; Error: Account number must be greater than 0.</text:p>
            <text:p text:style-name="P2">---</text:p>
            <text:p text:style-name="P2">&gt; Error: Account numbers must be 1-6 digits.</text:p>
          </table:table-cell>
          <table:table-cell table:style-name="TableCell1">
            <text:p text:style-name="P2">Expected Prompt has wrong error message</text:p>
          </table:table-cell>
          <table:table-cell table:style-name="TableCell1">
            <text:p text:style-name="P2">Enter 'login' to begin:</text:p>
            <text:p text:style-name="P2">Are you 'retail' or 'agent'?</text:p>
            <text:p text:style-name="P2">Enter a valid command:</text:p>
            <text:p text:style-name="P2">Enter a valid account number:</text:p>
            <text:p text:style-name="P2">Error: Account number must be greater than 0.</text:p>
            <text:p text:style-name="P2">Enter a valid command:</text:p>
          </table:table-cell>
        </table:table-row>
        <table:table-row>
          <table:table-cell table:style-name="TableCell1">
            <text:p text:style-name="P2">a_wd_num_zer.txt</text:p>
          </table:table-cell>
          <table:table-cell table:style-name="TableCell1">
            <text:p text:style-name="P3"><text:span text:style-name="T1">Reject account number zero</text:span></text:p>
          </table:table-cell>
          <table:table-cell table:style-name="TableCell1">
            <text:p text:style-name="P2">5c5</text:p>
            <text:p text:style-name="P2">&lt; Error: Account number must be greater than 0.</text:p>
            <text:p text:style-name="P2">---</text:p>
            <text:p text:style-name="P2">&gt; Error: Account does not exist.</text:p>
          </table:table-cell>
          <table:table-cell table:style-name="TableCell1">
            <text:p text:style-name="P2">Expected Prompt has wrong error message</text:p>
          </table:table-cell>
          <table:table-cell table:style-name="TableCell1">
            <text:p text:style-name="P2">Enter 'login' to begin:</text:p>
            <text:p text:style-name="P2">Are you 'retail' or 'agent'?</text:p>
            <text:p text:style-name="P2">Enter a valid command:</text:p>
            <text:p text:style-name="P2">Enter a valid account number:</text:p>
            <text:p text:style-name="P2">Error: Account number must be greater than 0.</text:p>
            <text:p text:style-name="P2">Enter a valid command:</text:p>
          </table:table-cell>
        </table:table-row>
        <table:table-row>
          <table:table-cell table:style-name="TableCell1">
            <text:p text:style-name="P2">r_tr_cor.txt</text:p>
          </table:table-cell>
          <table:table-cell table:style-name="TableCell1">
            <text:p text:style-name="P3"><text:span text:style-name="T1">Test a transfer in retail under normal conditions</text:span></text:p>
          </table:table-cell>
          <table:table-cell table:style-name="TableCell1">
            <text:p text:style-name="P2">1,2c1</text:p>
            <text:p text:style-name="P2">&lt; 03 000002 000001 00100000 <text:s text:c="15"/></text:p>
            <text:p text:style-name="P2">&lt; 00 000000 000000 00000000 <text:s text:c="15"/></text:p>
            <text:p text:style-name="P2">\ No newline at end of file</text:p>
            <text:p text:style-name="P2">---</text:p>
            <text:p text:style-name="P2">&gt; 03_000001_000002_00100000_ <text:s/></text:p>
          </table:table-cell>
          <table:table-cell table:style-name="TableCell1">
            <text:p text:style-name="P2">Expected Prompt had underscores and no empty transaction string indicating end</text:p>
          </table:table-cell>
          <table:table-cell table:style-name="TableCell1">
            <text:p text:style-name="P2">03 000002 000001 00100000 <text:s text:c="15"/></text:p>
            <text:p text:style-name="P2">00 000000 000000 00000000 <text:s/></text:p>
          </table:table-cell>
        </table:table-row>
        <table:table-row>
          <table:table-cell table:style-name="TableCell1">
            <text:p text:style-name="P2">r_tr_out.txt</text:p>
          </table:table-cell>
          <table:table-cell table:style-name="TableCell1">
            <text:p text:style-name="P3"><text:span text:style-name="T1">Test the response of logging out while in a transaction</text:span></text:p>
          </table:table-cell>
          <table:table-cell table:style-name="TableCell1">
            <text:p text:style-name="P2">5d4</text:p>
            <text:p text:style-name="P2">&lt; Error: Account numbers must be 1-6 digits.</text:p>
          </table:table-cell>
          <table:table-cell table:style-name="TableCell1">
            <text:p text:style-name="P2">ExpectedPrompt missing error message</text:p>
          </table:table-cell>
          <table:table-cell table:style-name="TableCell1">
            <text:p text:style-name="P2">Enter ‘login’ to begin:</text:p>
            <text:p text:style-name="P2">Are you ‘retail’ or ‘agent’:</text:p>
            <text:p text:style-name="P2">Enter a valid command:</text:p>
            <text:p text:style-name="P2">Enter a valid account number to transfer from:</text:p>
            <text:p text:style-name="P2">Error: Account numbers must be 1-6 digits.</text:p>
            <text:p text:style-name="P2">Enter a valid command:</text:p>
          </table:table-cell>
        </table:table-row>
        <table:table-row>
          <table:table-cell table:style-name="TableCell1">
            <text:p text:style-name="P2">r_tr_lng.txt</text:p>
          </table:table-cell>
          <table:table-cell table:style-name="TableCell1">
            <text:p text:style-name="P3">Testing if the deposit command accepts an account number that is too long, in retail</text:p>
          </table:table-cell>
          <table:table-cell table:style-name="TableCell1">
            <text:p text:style-name="P2">5,7d4</text:p>
            <text:p text:style-name="P2">&lt; Error: Account does not exist.</text:p>
            <text:p text:style-name="P2">&lt; Enter a valid command:</text:p>
            <text:p text:style-name="P2">&lt; Enter a valid command:</text:p>
          </table:table-cell>
          <table:table-cell table:style-name="TableCell1">
            <text:p text:style-name="P2">Unnecessary input in prompt file</text:p>
          </table:table-cell>
          <table:table-cell table:style-name="TableCell1">
            <text:p text:style-name="P2">login</text:p>
            <text:p text:style-name="P2">retail</text:p>
            <text:p text:style-name="P2">transfer</text:p>
            <text:p text:style-name="P2">0000012</text:p>
            <text:p text:style-name="P2">logout</text:p>
          </table:table-cell>
        </table:table-row>
        <table:table-row>
          <table:table-cell table:style-name="TableCell1">
            <text:p text:style-name="P2">a_tr_sam.txt</text:p>
          </table:table-cell>
          <table:table-cell table:style-name="TableCell1">
            <text:p text:style-name="P3"><text:span text:style-name="T1">Reject transfer to same account</text:span></text:p>
          </table:table-cell>
          <table:table-cell table:style-name="TableCell1">
            <text:p text:style-name="P2">6,7c6</text:p>
            <text:p text:style-name="P2">&lt; Enter transfer amount:</text:p>
            <text:p text:style-name="P2">&lt; Error: Amount must be entered in cents and greater than 0.</text:p>
            <text:p text:style-name="P2">---</text:p>
            <text:p text:style-name="P2">&gt; Error: Cannot transfer to the same account.</text:p>
          </table:table-cell>
          <table:table-cell table:style-name="TableCell1">
            <text:p text:style-name="P2">Doesn't check if account number is the same</text:p>
          </table:table-cell>
          <table:table-cell table:style-name="TableCell1">
            <text:p text:style-name="P2">if (account_num_from == account_num_to)</text:p>
            <text:p text:style-name="P2"><text:tab/><text:tab/>print error_transfer_same</text:p>
            <text:p text:style-name="P2"><text:tab/><text:tab/>return None</text:p>
          </table:table-cell>
        </table:table-row>
      </table:table>
      <text:p text:style-name="P2"/>
      <text:p text:style-name="P2">10-29:13:05:57</text:p>
      <table:table table:name="Table2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r_wd_ovr.txt</text:p>
          </table:table-cell>
          <table:table-cell table:style-name="TableCell1">
            <text:p text:style-name="P3">Testing the withdraw command, to test the $1000 limit in one day.</text:p>
          </table:table-cell>
          <table:table-cell table:style-name="TableCell1">
            <text:p text:style-name="P2">8a9</text:p>
            <text:p text:style-name="P2">&gt; Error: You can not withdraw any more from this account today.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r_wd_lng.txt</text:p>
          </table:table-cell>
          <table:table-cell table:style-name="TableCell1">
            <text:p text:style-name="P3">Testing if the deposit command accepts an account number that is too long, in retail</text:p>
          </table:table-cell>
          <table:table-cell table:style-name="TableCell1">
            <text:p text:style-name="P2">5,6d4</text:p>
            <text:p text:style-name="P2">&lt; Error: Account does not exist.</text:p>
            <text:p text:style-name="P2">&lt; Enter a valid command:</text:p>
          </table:table-cell>
          <table:table-cell table:style-name="TableCell1">
            <text:p text:style-name="P2">Code converts input to a number, then checks if &gt;999999, instead of checking how many digits are entered</text:p>
          </table:table-cell>
          <table:table-cell table:style-name="TableCell1">
            <text:p text:style-name="P2">In check_account_num, check string length before converting to int</text:p>
          </table:table-cell>
        </table:table-row>
        <table:table-row>
          <table:table-cell table:style-name="TableCell1">
            <text:p text:style-name="P2">general_double_login.txt</text:p>
          </table:table-cell>
          <table:table-cell table:style-name="TableCell1">
            <text:p text:style-name="P2"/>
          </table:table-cell>
          <table:table-cell table:style-name="TableCell1">
            <text:p text:style-name="P2">4d3</text:p>
            <text:p text:style-name="P2">&lt; Are you 'retail' or 'agent'?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r_cr.txt</text:p>
          </table:table-cell>
          <table:table-cell table:style-name="TableCell1">
            <text:p text:style-name="P3"><text:span text:style-name="T1">Test if retail users are allowed to create accounts.</text:span></text:p>
          </table:table-cell>
          <table:table-cell table:style-name="TableCell1">
            <text:p text:style-name="P2">2c2</text:p>
            <text:p text:style-name="P2">&lt; Are you 'retail' or 'agent'?</text:p>
            <text:p text:style-name="P2">---</text:p>
            <text:p text:style-name="P2">&gt; Are you 'retail' or 'agent':</text:p>
          </table:table-cell>
          <table:table-cell table:style-name="TableCell1">
            <text:p text:style-name="P2">Wrong quote marks</text:p>
          </table:table-cell>
          <table:table-cell table:style-name="TableCell1">
            <text:p text:style-name="P2">Updated ExpectedPrompt files</text:p>
          </table:table-cell>
        </table:table-row>
        <table:table-row>
          <table:table-cell table:style-name="TableCell1">
            <text:p text:style-name="P2">a_cr_dep.txt</text:p>
          </table:table-cell>
          <table:table-cell table:style-name="TableCell1">
            <text:p text:style-name="P3">Checks if an account can be used to deposit on the day it was created</text:p>
          </table:table-cell>
          <table:table-cell table:style-name="TableCell1">
            <text:p text:style-name="P2">10d9</text:p>
            <text:p text:style-name="P2">&lt; Enter a valid command: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r_tr_cor.txt</text:p>
          </table:table-cell>
          <table:table-cell table:style-name="TableCell1">
            <text:p text:style-name="P3"><text:span text:style-name="T1">Test a transfer in retail under normal conditions</text:span></text:p>
          </table:table-cell>
          <table:table-cell table:style-name="TableCell1">
            <text:p text:style-name="P2">1c1</text:p>
            <text:p text:style-name="P2">&lt; 03 000002 000001 00100000 <text:s text:c="15"/></text:p>
            <text:p text:style-name="P2">---</text:p>
            <text:p text:style-name="P2">&gt; 03 000001 000002 00100000 <text:s/></text:p>
          </table:table-cell>
          <table:table-cell table:style-name="TableCell1">
            <text:p text:style-name="P2">Expected Output has accounts in wrong order</text:p>
          </table:table-cell>
          <table:table-cell table:style-name="TableCell1">
            <text:p text:style-name="P2">Updated File</text:p>
          </table:table-cell>
        </table:table-row>
        <table:table-row>
          <table:table-cell table:style-name="TableCell1">
            <text:p text:style-name="P2"><text:s/>r_tr_cor.txt</text:p>
          </table:table-cell>
          <table:table-cell table:style-name="TableCell1">
            <text:p text:style-name="P3"><text:span text:style-name="T1">Test a transfer in retail under normal conditions</text:span></text:p>
          </table:table-cell>
          <table:table-cell table:style-name="TableCell1">
            <text:p text:style-name="P2">6c6</text:p>
            <text:p text:style-name="P2">&lt; Enter transfer amount:</text:p>
            <text:p text:style-name="P2">---</text:p>
            <text:p text:style-name="P2">&gt; Enter a transfer amount:</text:p>
          </table:table-cell>
          <table:table-cell table:style-name="TableCell1">
            <text:p text:style-name="P2">Expected Prompt had wrong wording</text:p>
          </table:table-cell>
          <table:table-cell table:style-name="TableCell1">
            <text:p text:style-name="P2">Update File</text:p>
          </table:table-cell>
        </table:table-row>
        <table:table-row>
          <table:table-cell table:style-name="TableCell1">
            <text:p text:style-name="P2">r_tr_zer.txt</text:p>
          </table:table-cell>
          <table:table-cell table:style-name="TableCell1">
            <text:p text:style-name="P2"/>
          </table:table-cell>
          <table:table-cell table:style-name="TableCell1">
            <text:p text:style-name="P2">6,7c6,7</text:p>
            <text:p text:style-name="P2">&lt; Enter transfer amount:</text:p>
            <text:p text:style-name="P2">&lt; Error: Amount must be entered in cents and greater than 0.</text:p>
            <text:p text:style-name="P2">---</text:p>
            <text:p text:style-name="P2">&gt; Enter a transfer amount:</text:p>
            <text:p text:style-name="P2">&gt; Error: Amount must be greater than 0.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  <table:table-row>
          <table:table-cell table:style-name="TableCell1">
            <text:p text:style-name="P2">r_tr_lng.txt</text:p>
          </table:table-cell>
          <table:table-cell table:style-name="TableCell1">
            <text:p text:style-name="P3">Testing if the deposit command accepts an account number that is too long, in retail</text:p>
          </table:table-cell>
          <table:table-cell table:style-name="TableCell1">
            <text:p text:style-name="P2">5c5</text:p>
            <text:p text:style-name="P2">&lt; Error: Account numbers must be 1-6 digits.</text:p>
            <text:p text:style-name="P2">---</text:p>
            <text:p text:style-name="P2">&gt; Error: Account does not exist.</text:p>
          </table:table-cell>
          <table:table-cell table:style-name="TableCell1">
            <text:p text:style-name="P2">Expected Prompt has wrong error</text:p>
          </table:table-cell>
          <table:table-cell table:style-name="TableCell1">
            <text:p text:style-name="P2">Update File.</text:p>
          </table:table-cell>
        </table:table-row>
        <table:table-row>
          <table:table-cell table:style-name="TableCell1">
            <text:p text:style-name="P2">a_tr_num_neg.txt</text:p>
          </table:table-cell>
          <table:table-cell table:style-name="TableCell1">
            <text:p text:style-name="P2"/>
          </table:table-cell>
          <table:table-cell table:style-name="TableCell1">
            <text:p text:style-name="P2">5c5</text:p>
            <text:p text:style-name="P2">&lt; Error: Account number must be greater than 0.</text:p>
            <text:p text:style-name="P2">---</text:p>
            <text:p text:style-name="P2">&gt; Error: Account numbers must be 1-6 digits.</text:p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</table:table>
      <text:p text:style-name="P2"/>
      <text:p text:style-name="P2">10-29 14:58:14</text:p>
      <table:table table:name="Table3" table:style-name="Table1">
        <table:table-column table:style-name="TableColumn1"/>
        <table:table-column table:style-name="TableColumn1"/>
        <table:table-column table:style-name="TableColumn1"/>
        <table:table-column table:style-name="TableColumn1"/>
        <table:table-column table:style-name="TableColumn1"/>
        <table:table-row>
          <table:table-cell table:style-name="TableCell1">
            <text:p text:style-name="P2">general_no_login.txt</text:p>
          </table:table-cell>
          <table:table-cell table:style-name="TableCell1">
            <text:p text:style-name="P2">testing that nothing works before attempting to login</text:p>
          </table:table-cell>
          <table:table-cell table:style-name="TableCell1">
            <text:p text:style-name="P4">Traceback (most recent call last):</text:p>
            <text:p text:style-name="P4"><text:s text:c="2"/>File "../front_end_modified.py", line 354, in &lt;module&gt;</text:p>
            <text:p text:style-name="P4"><text:s text:c="4"/>login_input = raw_input().lower()</text:p>
            <text:p text:style-name="P4">EOFError: EOF when reading a line</text:p>
            <text:p text:style-name="P4">diff: TestOutputs/10-29:14:58:14/general_no_login.txt: No such file or directory</text:p>
          </table:table-cell>
          <table:table-cell table:style-name="TableCell1">
            <text:p text:style-name="P2">the test produced no output to be checked</text:p>
            <text:p text:style-name="P2"/>
            <text:p text:style-name="P2">EOF encountered because the running loop never ends before code termination</text:p>
          </table:table-cell>
          <table:table-cell table:style-name="TableCell1">
            <text:p text:style-name="P2">added additional lines to test to login in and logout to produce output file</text:p>
          </table:table-cell>
        </table:table-row>
        <table:table-row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  <table:table-cell table:style-name="TableCell1">
            <text:p text:style-name="P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